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text-properties fo:color="#c9211e" loext:opacity="100%" style:font-name="Cantarell" officeooo:rsid="0009f120" officeooo:paragraph-rsid="0009f120"/>
    </style:style>
    <style:style style:name="P2" style:family="paragraph" style:parent-style-name="Title">
      <style:text-properties fo:color="#c9211e" loext:opacity="100%" style:font-name="Cantarell" officeooo:rsid="0009f120" officeooo:paragraph-rsid="0009f120"/>
    </style:style>
    <style:style style:name="P3" style:family="paragraph" style:parent-style-name="Text_20_body">
      <style:text-properties fo:color="#000000" loext:opacity="100%" style:font-name="Cantarell" officeooo:rsid="0009f120" officeooo:paragraph-rsid="0009f120"/>
    </style:style>
    <style:style style:name="P4" style:family="paragraph" style:parent-style-name="Text_20_body">
      <style:text-properties fo:color="#000000" loext:opacity="100%" style:font-name="Cantarell" officeooo:rsid="000d2ad3" officeooo:paragraph-rsid="000d2ad3"/>
    </style:style>
    <style:style style:name="P5" style:family="paragraph" style:parent-style-name="Text_20_body">
      <style:paragraph-properties fo:text-align="center" style:justify-single-word="false"/>
      <style:text-properties fo:color="#000000" loext:opacity="100%" style:font-name="Cantarell" fo:font-style="italic" officeooo:rsid="0009f120" officeooo:paragraph-rsid="000e5c99" style:font-style-asian="italic" style:font-style-complex="italic"/>
    </style:style>
    <style:style style:name="P6" style:family="paragraph" style:parent-style-name="Heading_20_2">
      <style:text-properties fo:color="#c9211e" loext:opacity="100%" style:font-name="Cantarell" officeooo:rsid="0009f120" officeooo:paragraph-rsid="0009f120"/>
    </style:style>
    <style:style style:name="P7" style:family="paragraph" style:parent-style-name="Heading_20_2">
      <style:text-properties fo:color="#c9211e" loext:opacity="100%" style:font-name="Cantarell"/>
    </style:style>
    <style:style style:name="P8" style:family="paragraph" style:parent-style-name="Quotations">
      <style:paragraph-properties fo:text-align="end" style:justify-single-word="false"/>
      <style:text-properties style:font-name="Cantarell" fo:font-style="italic" officeooo:rsid="0009f120" officeooo:paragraph-rsid="0009f120" style:font-style-asian="italic" style:font-style-complex="italic"/>
    </style:style>
    <style:style style:name="P9" style:family="paragraph" style:parent-style-name="Text_20_body" style:list-style-name="L1">
      <style:text-properties fo:color="#000000" loext:opacity="100%" style:font-name="Cantarell" officeooo:rsid="000d2ad3" officeooo:paragraph-rsid="000d2ad3"/>
    </style:style>
    <style:style style:name="P10" style:family="paragraph" style:parent-style-name="Text_20_body">
      <style:text-properties fo:color="#000000" loext:opacity="100%" style:font-name="Cantarell" officeooo:rsid="000d2ad3" officeooo:paragraph-rsid="000d2ad3"/>
    </style:style>
    <style:style style:name="P11" style:family="paragraph" style:parent-style-name="Text_20_body">
      <style:paragraph-properties fo:text-align="center" style:justify-single-word="false"/>
      <style:text-properties fo:color="#000000" loext:opacity="100%" style:font-name="Cantarell" fo:font-style="italic" officeooo:rsid="0009f120" officeooo:paragraph-rsid="000e5c99" style:font-style-asian="italic" style:font-style-complex="italic"/>
    </style:style>
    <style:style style:name="P12" style:family="paragraph" style:parent-style-name="Text_20_body">
      <style:text-properties fo:color="#000000" loext:opacity="100%" style:font-name="Cantarell" officeooo:rsid="0009f120" officeooo:paragraph-rsid="0009f120"/>
    </style:style>
    <style:style style:name="P13" style:family="paragraph" style:parent-style-name="Text_20_body">
      <style:text-properties style:font-name="Cantarell" officeooo:rsid="000d2ad3" officeooo:paragraph-rsid="000d2ad3"/>
    </style:style>
    <style:style style:name="P14" style:family="paragraph" style:parent-style-name="Text_20_body">
      <style:text-properties officeooo:paragraph-rsid="000e5c99"/>
    </style:style>
    <style:style style:name="P15" style:family="paragraph" style:parent-style-name="Text_20_body">
      <style:text-properties fo:color="#c9211e" loext:opacity="100%" style:font-name="Cantarell" officeooo:rsid="0009f120" officeooo:paragraph-rsid="0009f120"/>
    </style:style>
    <style:style style:name="P16" style:family="paragraph" style:parent-style-name="Title">
      <style:text-properties fo:color="#c9211e" loext:opacity="100%" style:font-name="Cantarell" officeooo:rsid="0009f120" officeooo:paragraph-rsid="0009f120"/>
    </style:style>
    <style:style style:name="T1" style:family="text">
      <style:text-properties fo:color="#000000" loext:opacity="100%"/>
    </style:style>
    <style:style style:name="T2" style:family="text">
      <style:text-properties fo:color="#000000" loext:opacity="100%" officeooo:rsid="0009f120"/>
    </style:style>
    <style:style style:name="T3" style:family="text">
      <style:text-properties fo:color="#000000" loext:opacity="100%" officeooo:rsid="000d2ad3"/>
    </style:style>
    <style:style style:name="T4" style:family="text">
      <style:text-properties fo:color="#000000" loext:opacity="100%" officeooo:rsid="000e5c99"/>
    </style:style>
    <style:style style:name="T5" style:family="text">
      <style:text-properties officeooo:rsid="000d2ad3"/>
    </style:style>
    <style:style style:name="T6" style:family="text">
      <style:text-properties officeooo:rsid="000e5c99"/>
    </style:style>
    <style:style style:name="T7" style:family="text">
      <style:text-properties style:font-name="Cantarell" officeooo:rsid="000e5c9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Wednesday 14/06/2023</text:p>
      <text:p text:style-name="P2">Statistics Group Project Report</text:p>
      <text:p text:style-name="P5">Luca Veronelli – 111550804 <text:span text:style-name="T6">~ </text:span>Amaury Peterschmitt – 311551809</text:p>
      <text:p text:style-name="P1"/>
      <text:h text:style-name="P6" text:outline-level="2"><text:span text:style-name="T5">Intro: </text:span><text:span text:style-name="T3">D</text:span><text:span text:style-name="T1">ataset info and processing</text:span></text:h>
      <text:p text:style-name="P3">This dataset shows the relationship between music listening and mental health of the listeners, the source is: <text:a xlink:type="simple" xlink:href="https://www.kaggle.com/datasets/catherinerasgaitis/mxmh-survey-results" text:style-name="Internet_20_link" text:visited-style-name="Visited_20_Internet_20_Link">https://www.kaggle.com/datasets/catherinerasgaitis/mxmh-survey-results</text:a>.</text:p>
      <text:p text:style-name="P4">We are going to perform some statistical tests on the dataset <text:span text:style-name="T6">using a Python program</text:span>, since we don’t actually need all the data we are going to erase the obsolete columns and the missing values from the original dataset in order to consider only what we really need for the tests.</text:p>
      <text:p text:style-name="P4">We also created a new ‘Mental Health’ column that consider the average of all the mental problems of a person, following the list of the columns and their meaning:</text:p>
      <text:list text:style-name="L1">
        <text:list-item>
          <text:p text:style-name="P9">Age: age of the person.</text:p>
        </text:list-item>
        <text:list-item>
          <text:p text:style-name="P9">Hours per day: average of hours spent listening music each day.</text:p>
        </text:list-item>
        <text:list-item>
          <text:p text:style-name="P9">Exploratory: does the person tend to listen to different musical genres?</text:p>
        </text:list-item>
        <text:list-item>
          <text:p text:style-name="P9">Frequency[Genre]: the frequency of listening of ‘Genre’.</text:p>
        </text:list-item>
        <text:list-item>
          <text:p text:style-name="P9">Anxiety: score from 0 to 10 that represent the self reported value of anxiety.</text:p>
        </text:list-item>
        <text:list-item>
          <text:p text:style-name="P9">Depression: score from 0 to 10 that represent the self reported value of Depression.</text:p>
        </text:list-item>
        <text:list-item>
          <text:p text:style-name="P9">Insomnia: score from 0 to 10 that represent the self reported value of Insomnia.</text:p>
        </text:list-item>
        <text:list-item>
          <text:p text:style-name="P9">OCD: score from 0 to 10 that represent the self reported value of OCD.</text:p>
        </text:list-item>
        <text:list-item>
          <text:p text:style-name="P9">Mental health: average score of mental health.</text:p>
        </text:list-item>
      </text:list>
      <text:h text:style-name="P7" text:outline-level="2">Test 1: <text:span text:style-name="T2">D</text:span><text:span text:style-name="T4">o</text:span><text:span text:style-name="T1"> explorers tend to have less me</text:span><text:span text:style-name="T4">n</text:span><text:span text:style-name="T1">tal </text:span><text:span text:style-name="T4">diseases</text:span><text:span text:style-name="T1">?</text:span></text:h>
      <text:p text:style-name="P13">Using a z-test we can answer this question, with an alpha value equal to <text:span text:style-name="T6">0.05</text:span>, the null hypothesis will be that people that are explorers have greater than or equal mental problems compared to people that are not explorers, while for the alternative hypothesis we say that they have less, the result of the test is a p-value of <text:span text:style-name="T6">0.457</text:span>, since the result is <text:span text:style-name="T6">bigger</text:span> than the significance level we don’t have enough evidence to reject the null hypothesis, hence our question’s answer is <text:s/>false.<text:span text:style-name="T1"/></text:p>
      <text:h text:style-name="P7" text:outline-level="2"><text:soft-page-break/>Test 2: <text:span text:style-name="T4">By d</text:span><text:span text:style-name="T2">ividing the age in three </text:span><text:span text:style-name="T4">categories,</text:span><text:span text:style-name="T2"> is </text:span><text:span text:style-name="T4">there </text:span><text:span text:style-name="T2">a difference between the mental health of the listeners? (Assume mental health variances of the groups are the same)</text:span></text:h>
      <text:p text:style-name="P13">To solve this question we divide the age in three sets <text:span text:style-name="T6">of similar cardinality</text:span>, <text:span text:style-name="T6">the first one contains the persons younger than 19</text:span> included, the second from <text:span text:style-name="T6">20</text:span> to <text:span text:style-name="T6">24</text:span> included and the last one <text:span text:style-name="T6">contains the persons older than 25 included</text:span>, we consider as null hypothesis that there is no difference between the mental health of the three categories, and for alternative hypothesis that there is <text:span text:style-name="T6">difference</text:span>, then we can conduct an ANOVA test with a significance level alpha equal to <text:span text:style-name="T6">0.05</text:span>, the result <text:span text:style-name="T6">of the test </text:span>is <text:span text:style-name="T6">0.345</text:span>, since the result is <text:span text:style-name="T6">greater</text:span> than alpha we don’t have enough evidences to reject the null hypothesis, hence our answer to the question at a significance level of <text:span text:style-name="T6">0.05</text:span> is false.<text:span text:style-name="T2"/></text:p>
      <text:h text:style-name="P7" text:outline-level="2">Test 3: <text:span text:style-name="T2">I</text:span><text:span text:style-name="T1">s there </text:span><text:span text:style-name="T4">a </text:span><text:span text:style-name="T1">relationship between </text:span><text:span text:style-name="T4">people that listen</text:span><text:span text:style-name="T1"> </text:span><text:span text:style-name="T4">to </text:span><text:span text:style-name="T1">metal and </text:span><text:span text:style-name="T4">people that listen to</text:span><text:span text:style-name="T1"> rock?</text:span></text:h>
      <text:p text:style-name="P14"><text:span text:style-name="T7">Using a chi squared testing method and a significance level of 0.05 we can answer this question, we perform the test on the data and the result value is 8.276e-46, if we compare it in the chi squared table to the expected value we notice that it’s smaller than it, we can then assert that the answer to the question is true.</text:span><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8:09:31.321727223</meta:creation-date>
    <dc:date>2023-06-15T19:13:26.655273878</dc:date>
    <meta:editing-duration>PT2H41M39S</meta:editing-duration>
    <meta:editing-cycles>3</meta:editing-cycles>
    <meta:generator>LibreOffice/7.4.7.2$Linux_X86_64 LibreOffice_project/40$Build-2</meta:generator>
    <meta:document-statistic meta:table-count="0" meta:image-count="0" meta:object-count="0" meta:page-count="2" meta:paragraph-count="22" meta:word-count="548" meta:character-count="3184" meta:non-whitespace-character-count="2664"/>
  </office:meta>
</office:document-meta>
</file>